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, Arial, Helvetica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style:font-name="Century Gothic" fo:letter-spacing="normal" fo:font-style="normal" fo:font-weight="normal"/>
    </style:style>
    <style:style style:name="P2" style:family="paragraph" style:parent-style-name="Preformatted_20_Text">
      <style:paragraph-properties fo:margin-left="1.588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9.75pt" fo:letter-spacing="normal" fo:font-style="normal" fo:font-weight="bold"/>
    </style:style>
    <style:style style:name="P3" style:family="paragraph" style:parent-style-name="Preformatted_20_Text">
      <style:paragraph-properties fo:margin-left="1.588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4" style:family="paragraph" style:parent-style-name="Preformatted_20_Text">
      <style:paragraph-properties fo:margin-left="1.588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fo:letter-spacing="normal"/>
    </style:style>
    <style:style style:name="P5" style:family="paragraph" style:parent-style-name="Preformatted_20_Text">
      <style:paragraph-properties fo:margin-left="1.588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8.25pt" fo:letter-spacing="normal" fo:font-style="normal" fo:font-weight="normal"/>
    </style:style>
    <style:style style:name="P6" style:family="paragraph" style:parent-style-name="Preformatted_20_Text">
      <style:paragraph-properties fo:margin-left="1.588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11" style:family="paragraph" style:parent-style-name="Text_20_body">
      <style:paragraph-properties fo:margin-top="0cm" fo:margin-bottom="0.247cm" loext:contextual-spacing="false" fo:text-align="start" style:justify-single-word="false" fo:orphans="2" fo:widows="2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12" style:family="paragraph" style:parent-style-name="Text_20_body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656565" fo:letter-spacing="normal"/>
    </style:style>
    <style:style style:name="P14" style:family="paragraph" style:parent-style-name="Text_20_body">
      <style:paragraph-properties fo:margin-left="0.794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15" style:family="paragraph" style:parent-style-name="Text_20_body">
      <style:paragraph-properties fo:margin-left="0.794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16" style:family="paragraph" style:parent-style-name="Text_20_body">
      <style:paragraph-properties fo:margin-left="0.794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normal"/>
    </style:style>
    <style:style style:name="P17" style:family="paragraph" style:parent-style-name="Text_20_body">
      <style:paragraph-properties fo:margin-left="0.794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656565" style:font-name="Century Gothic" fo:font-size="11.25pt" fo:letter-spacing="normal" fo:font-style="normal" fo:font-weight="bold"/>
    </style:style>
    <style:style style:name="P18" style:family="paragraph" style:parent-style-name="Text_20_body">
      <style:paragraph-properties fo:margin-left="0.794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9" style:family="paragraph" style:parent-style-name="Text_20_body">
      <style:paragraph-properties fo:margin-left="1.588cm" fo:margin-right="0cm" fo:margin-top="0cm" fo:margin-bottom="0.247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font-name="Century Gothic" fo:font-size="11.25pt" fo:font-style="normal" fo:font-weight="normal"/>
    </style:style>
    <style:style style:name="T3" style:family="text">
      <style:text-properties style:font-name="SFMono-Regular" fo:font-size="9.7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05666537654_20"/>Reto semana 4: Diseño Modelo E-R Proyecto RedFlix</text:h>
      <text:p text:style-name="Standard"/>
      <text:p text:style-name="P9"><text:bookmark text:name="docs-internal-guid-93f8f61f-7fff-045e-9e7e-8e55cb24f356"/>RETO RedFLIX</text:p>
      <text:p text:style-name="P12">RedFlix, es un negocio nuevo que pretende ofrecer <text:span text:style-name="T1">películas</text:span> y <text:span text:style-name="T1">series</text:span> en línea. RedFlix lo acaba de contratar para realizar una primera implementación de una base de datos que permita administrar las películas y series. Para realizar esto, se tienen <text:span text:style-name="T1">Contenidos</text:span>, los cuales pueden ser Película o Serie. Una Película tiene un título, un resumen y el año. Mientras que una Serie tiene título, número de temporadas y número de episodios. Adicionalmente,  cada película tiene un director (sólo uno), del cual se desea guardar su nombre, apellido y nacionalidad. Luego de analizar el mercado y las necesidades, se decide construir RedFlixPro, en donde aparte de tener un Catálogo como el anteriormente descrito, se puede tener el listado de <text:span text:style-name="T1">Usuarios</text:span> inscritos a la plataforma de RedFlixPro (el usuario tendrá nombres, apellidos, email, celular, alias, contraseña, y fecha de nacimiento. El alias o "username" será el identificador único), y un Registro de las <text:span text:style-name="T1">Transmisiones</text:span> de las series o películas que han sido visualizados por los usuarios en su respectiva fecha y hora.</text:p>
      <text:p text:style-name="P12">Por ahora, los socios de este emprendimiento, Elizabeth y Arles, quieren que usted construya un modelo de datos que permita almacenar y consultar de manera eficiente toda la información necesaria para el funcionamiento de RedFlixPro. Esto quiere decir que usted debe construir:</text:p>
      <text:list xml:id="list3246110857" text:style-name="L1">
        <text:list-item>
          <text:p text:style-name="P13"><text:bookmark text:name="docs-internal-guid-93f8f61f-7fff-045e-9e7e-8e55cb24f3561"/> <text:span text:style-name="T2">El MER (Diagrama Entidad Relación) inicial,</text:span></text:p>
        </text:list-item>
        <text:list-item>
          <text:p text:style-name="P13"> <text:span text:style-name="T2">Modelo Relacional</text:span></text:p>
        </text:list-item>
        <text:list-item>
          <text:p text:style-name="P13"><text:bookmark text:name="docs-internal-guid-93f8f61f-7fff-045e-9e7e-8e55cb24f3562"/> <text:span text:style-name="T2">Código SQL para generar dichas tablas, e inserción de datos:</text:span></text:p>
        </text:list-item>
      </text:list>
      <text:p text:style-name="P14">3.1 Crear los siguientes Contenidos (exactamente):</text:p>
      <text:p text:style-name="P2"><text:bookmark text:name="docs-internal-guid-e36860d4-7fff-f590-1ed4-75e48fa8999e"/>PELICULAS</text:p>
      <text:p text:style-name="P3">Los Vengadores</text:p>
      <text:p text:style-name="P3">Interestelar</text:p>
      <text:p text:style-name="P3">El viaje de Chihiro</text:p>
      <text:p text:style-name="P3">Parasitos</text:p>
      <text:p text:style-name="P3">Mas alla de los sueños</text:p>
      <text:p text:style-name="P5"><text:bookmark text:name="docs-internal-guid-dffe3570-7fff-0894-2388-54c2b33f56a1"/>Los Vengadores</text:p>
      <text:p text:style-name="P5">Resumen:Pelicula de superheroes basada en Marvel Comics. Nick Fury director de SHIELD recluta a Tony Stark, Steve Rogers, Bruce Banner y Thor para forma un equipo y evitar que Loki, hermano de Thor, se apodere de la tierra. </text:p>
      <text:p text:style-name="P5">año:1990</text:p>
      <text:p text:style-name="P5">director: Joss Whedon</text:p>
      <text:p text:style-name="P5">Interestelar</text:p>
      <text:p text:style-name="P5">Resumen: Pelicula de ciencia ficción, donde la humanidad lucha por sobrevivir. La pelicula cuenta una historia de un grupo de astronautas que viajan a traves de un agujero de gusano en busca de un nuevo hogar.</text:p>
      <text:p text:style-name="P5">año:2014</text:p>
      <text:p text:style-name="P5">director: Christopher Nolan</text:p>
      <text:p text:style-name="P5">El viaje de Chihiro</text:p>
      <text:p text:style-name="P5"><text:soft-page-break/>Resumen: Pelicula de animación japonesa. Es la historia de una niña de 12 años, quien se ve atrapada por un mundo mágico y sobrenatural, teniendo como misión buscar su libertad y la de sus padres y regresar al mundo real.</text:p>
      <text:p text:style-name="P5">año: 2001</text:p>
      <text:p text:style-name="P5">director: Hayo Miyazaki</text:p>
      <text:p text:style-name="P5">Parasitos</text:p>
      <text:p text:style-name="P5">Resumen: Pelicula de drama, suspenso y humor negro. Toca temas como las diferencias sociales y vulnerabilidad del espiritu humano</text:p>
      <text:p text:style-name="P5">año: 2019</text:p>
      <text:p text:style-name="P5">director:Bong Joon-ho</text:p>
      <text:p text:style-name="P5">Mas alla de los sueños</text:p>
      <text:p text:style-name="P5">Resumen: Pelicula de drama, narra una historia trágica de una familia, donde el padre va en busca de sus esposa al mas allá para recuperarla.</text:p>
      <text:p text:style-name="P5">año: 1998</text:p>
      <text:p text:style-name="P5">director: Vincent Ward</text:p>
      <text:p text:style-name="P2">SERIES</text:p>
      <text:p text:style-name="P3">The walking dead</text:p>
      <text:p text:style-name="P3">Viaje a las estrellas: la serie original</text:p>
      <text:p text:style-name="P3">Glow</text:p>
      <text:p text:style-name="P3">La casa de papel</text:p>
      <text:p text:style-name="P3">Friends</text:p>
      <text:p text:style-name="P3">Arrow</text:p>
      <text:p text:style-name="P3">The big bang theory</text:p>
      <text:p text:style-name="P3">Vikingos</text:p>
      <text:p text:style-name="P3"><text:bookmark text:name="docs-internal-guid-1579a6f5-7fff-1f6a-df85-da8afe17d210"/>The walking dead tiene 153 episodios y 11 temporadas</text:p>
      <text:p text:style-name="P3">Viaje a las estrellas: la serie original tiene 80 episodios y 3 temporadas</text:p>
      <text:p text:style-name="P3">Glow tiene 30 episodios y 3 temporadas</text:p>
      <text:p text:style-name="P3">La casa de papel tiene 31 episodios y 4 temporadas</text:p>
      <text:p text:style-name="P3">Friends tiene 236 episodios y 10 temporadas</text:p>
      <text:p text:style-name="P3">Arrow tiene 170 episodios y 8 temporadas</text:p>
      <text:p text:style-name="P3">The big bang theory tiene 279 episodios y 12 temporadas</text:p>
      <text:p text:style-name="P3">Vikingos tiene 79 episodios y 6 temporadas</text:p>
      <text:p text:style-name="P14">3.2 Crear los siguientes Directores (exactamente):</text:p>
      <text:p text:style-name="P3">Hayo Miyazaki que es japones</text:p>
      <text:p text:style-name="P5">Joss Whedon que es estadounidense</text:p>
      <text:p text:style-name="P5">Christopher Nolan que es estadounidense</text:p>
      <text:p text:style-name="P5">Bong Joon-ho que es coreano</text:p>
      <text:p text:style-name="P5">Vincent Ward que es neozelandes</text:p>
      <text:p text:style-name="P14">3.3 Crear los siguientes Usuarios (exactamente)- El primero es el alias y el segundo es su nombre y apellido.  Los otros datos llenarlos libremente (recordar que el alias es la llave primaria):</text:p>
      <text:p text:style-name="P3"><text:bookmark text:name="docs-internal-guid-48750ed7-7fff-23d7-03fe-33eb017c492d"/>lucky, Pedro Perez</text:p>
      <text:p text:style-name="P3">malopez, Maria Lopez</text:p>
      <text:p text:style-name="P3">diva, Ana Diaz</text:p>
      <text:p text:style-name="P3">dreamer, Luis Rojas</text:p>
      <text:p text:style-name="P3">ninja, Andres Cruz</text:p>
      <text:p text:style-name="P3"><text:soft-page-break/>neon, Nelson Ruiz</text:p>
      <text:p text:style-name="P3">rose, Claudia Mendez</text:p>
      <text:p text:style-name="P3">green, Jorge Rodriguez</text:p>
      <text:p text:style-name="P14">3.4 Registrar las siguientes transmisiones de películas y series de los siguientes usuarios:</text:p>
      <text:p text:style-name="P6"><text:bookmark text:name="docs-internal-guid-289d2fa3-7fff-f7c1-216a-8f7c7b5275c8"/>"lucky" vió "Los Vengadores"  el '2017-10-25 20:00:00' </text:p>
      <text:p text:style-name="P6">"lucky", vió "Parasitos" el '2019-03-15 18:30:00'</text:p>
      <text:p text:style-name="P6">"lucky", vió "La casa de papel" el '2019-05-20 20:30:00’</text:p>
      <text:p text:style-name="P6">"malopez" vió "Los Vengadores"  el '2018-05-20 20:30:00</text:p>
      <text:p text:style-name="P6">"malopez" vió "La casa de papel" el '2020-01-20 20:30:00</text:p>
      <text:p text:style-name="P6">"diva" vió "Interestelar" el '2019-05-20 20:30:00</text:p>
      <text:p text:style-name="P6">"diva" vió "El viaje de Chihiro" el '2018-06-22 21:30:00</text:p>
      <text:p text:style-name="P6">"diva" vió "The walking dead" el '2020-03-17 15:30:20'</text:p>
      <text:p text:style-name="P6">"dreamer" vió "The walking dead" el '2020-03-17 15:30:20'</text:p>
      <text:p text:style-name="P6">"dreamer", vió "Viaje a las estrellas: la serie original" el '2020-04-10 18:30:20'</text:p>
      <text:p text:style-name="P6">"ninja", vió "Glow" el '2020-02-17 20:30:20'</text:p>
      <text:p text:style-name="P6">"ninja" vió "La casa de papel" el '2020-02-20 16:30:20'</text:p>
      <text:p text:style-name="P6">"ninja" vió "Arrow" el '2020-03-27 18:30:20'</text:p>
      <text:p text:style-name="P6">"rose", vió "Friends" el '2020-03-20 21:30:20'</text:p>
      <text:p text:style-name="P6">"green" vió "Interestelar" el '2020-01-10 17:30:20'</text:p>
      <text:p text:style-name="P6">"green" vió "Parasitos" el  '2020-02-15 20:30:20'</text:p>
      <text:p text:style-name="P6">"green" vió "Mas alla de los sueños" el '2020-03-17 18:30:20'</text:p>
      <text:p text:style-name="P15">NOTA: Para la creación de cada una de las tablas e inserción de datos generar un script de sql (Un script por cada tabla)</text:p>
      <text:p text:style-name="P14"><text:span text:style-name="T1">Ejemplo:</text:span> Para crear la tabla director se debe crear el siguiente script:</text:p>
      <text:p text:style-name="P3">create table director(</text:p>
      <text:p text:style-name="P4"><text:s text:c="4"/><text:span text:style-name="T3">dir_id <text:s/>int primary key,</text:span></text:p>
      <text:p text:style-name="P4"><text:s text:c="4"/><text:span text:style-name="T3">dir_nombre <text:s/>char(20),</text:span></text:p>
      <text:p text:style-name="P4"><text:s text:c="4"/><text:span text:style-name="T3">dir_apellido char(20),</text:span></text:p>
      <text:p text:style-name="P4"><text:s text:c="4"/><text:span text:style-name="T3">dir_nacionalidad <text:s/>char(40)</text:span></text:p>
      <text:p text:style-name="P3">);</text:p>
      <text:p text:style-name="P3">insert into director values (101, "Hayo","Miyazaki", "japones");</text:p>
      <text:p text:style-name="P3">insert into director values (102, "Joss", "Whedon", "estadounidense");</text:p>
      <text:p text:style-name="P3">insert into director values (103, "Christopher", "Nolan", "estadounidense");</text:p>
      <text:p text:style-name="P3">insert into director values (104, "Bong", "Joon-ho", "coreano");</text:p>
      <text:p text:style-name="P3">insert into director values (105, "Vincent", "Ward", "neozelandes");</text:p>
      <text:p text:style-name="P8">Nota: No deje líneas en blanco antes del create</text:p>
      <text:p text:style-name="P11">4.  Código SQL para Modificar  los siguientes datos:</text:p>
      <text:p text:style-name="P16">4.1 Cambiar  el año de la película "Los vengadores" por 2012</text:p>
      <text:p text:style-name="P16">4.2 Cambiar el teléfono del usuario "ninja" por 3115678432</text:p>
      <text:p text:style-name="P16">4.3 Borrar la transmisión del usuario "green" de la película "Parasitos"</text:p>
      <text:p text:style-name="P18"/>
      <text:p text:style-name="P17">NOTA: Generar un archivo script sql para las modificaciones y borrados</text:p>
      <text:p text:style-name="P18"><text:soft-page-break/></text:p>
      <text:p text:style-name="P10">5. Código SQL para realizar las siguientes consultas:</text:p>
      <text:p text:style-name="P7"/>
      <text:p text:style-name="P14">5.1 Mostrar la información del título de todas las películas y series ordenadas alfabéticamente.<text:line-break/>5.2 Mostrar la información de las películas (título, resumen, año) que se han estrenado posteriormente al año 2000, ordenadas por título<text:line-break/>5.3 Mostrar los títulos de películas dirigidas por el director Vincent Ward <text:line-break/>5.4  Mostrar la información de las series y películas ( solo los títulos) que ha visto un usuario con alias "lucky", ordenadas por título<text:line-break/>5.5 Mostrar la información de los usuarios (alias y nombre y apellidos) que han visto la película "Interestelar" ordenados alfabéticamente<text:line-break/>5.6 Mostrar cuantas películas se han estrenado después del año 2000</text:p>
      <text:p text:style-name="P15">NOTA: Generar un archivo script sql para las consultas. Antes de cada consulta escribir SELECT Consulta#;  donde # es el número de la consulta.</text:p>
      <text:p text:style-name="P15">Ejemplo:</text:p>
      <text:p text:style-name="P19">Select Consulta 1;<text:line-break/>Select titulo from ....;<text:line-break/>Select Consulta 2;<text:line-break/>Select .....;<text:line-break/>Select Consulta 3;<text:line-break/>Select .....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, Arial, Helvetica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1:29:07.703766925</meta:creation-date>
    <meta:generator>LibreOffice/6.4.6.2$Linux_X86_64 LibreOffice_project/40$Build-2</meta:generator>
    <dc:date>2020-11-17T21:30:05.005068678</dc:date>
    <meta:editing-duration>PT58S</meta:editing-duration>
    <meta:editing-cycles>1</meta:editing-cycles>
    <meta:document-statistic meta:table-count="0" meta:image-count="0" meta:object-count="0" meta:page-count="4" meta:paragraph-count="108" meta:word-count="1079" meta:character-count="6895" meta:non-whitespace-character-count="5892"/>
  </office:meta>
</office:document-meta>
</file>